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DocSortedHitQueue.lessThan( final Object a , final Object b )</text:p>
          </table:table-cell>
          <table:table-cell office:value-type="float" office:value="34">
            <text:p text:style-name="Table_20_Contents">34</text:p>
          </table:table-cell>
          <table:table-cell office:value-type="float" office:value="34">
            <text:p text:style-name="Table_20_Contents">34</text:p>
          </table:table-cell>
          <table:table-cell office:value-type="float" office:value="89">
            <text:p text:style-name="Table_20_Contents">89</text:p>
          </table:table-cell>
        </table:table-row>
        <table:table-row>
          <table:table-cell office:value-type="string">
            <text:p text:style-name="Table_20_Contents">FieldDocSortedHitQueue.setFields( SortField [ ] fiel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ieldDocSortedHitQueue.hasCollators( final SortField [ ] field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FieldDocSortedHitQueue.ge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eldDocSortedHitQueue.FieldDocSortedHitQueue( SortField [ ] fields , int 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